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32b" officeooo:paragraph-rsid="0003132b"/>
    </style:style>
    <style:style style:name="T1" style:family="text">
      <style:text-properties officeooo:rsid="0005b0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maximum credit, follow the style_guide.pdf in "Resources", and show the output from running your code.</text:p>
      <text:p text:style-name="P1"/>
      <text:p text:style-name="P1"><text:s text:c="2"/>Assignment 1 Lab 7</text:p>
      <text:p text:style-name="P1"/>
      <text:p text:style-name="P1"><text:s/></text:p>
      <text:p text:style-name="P1"/>
      <text:p text:style-name="P1">First, some information about the words you may use in your Python programs, or Python identiﬁers:</text:p>
      <text:p text:style-name="P1"><text:s/></text:p>
      <text:p text:style-name="P1"/>
      <text:p text:style-name="P1">○ <text:s text:c="6"/>Python identiﬁers must follow these rules:</text:p>
      <text:p text:style-name="P1"/>
      <text:p text:style-name="P1">(a) <text:s text:c="3"/>The ﬁrst character must be a letter or underscore.</text:p>
      <text:p text:style-name="P1"/>
      <text:p text:style-name="P1">(b) <text:s text:c="2"/>Letters beyond the ﬁrst can be alphanumeric or underscore.</text:p>
      <text:p text:style-name="P1"/>
      <text:p text:style-name="P1">(c) <text:s text:c="4"/>Identiﬁers can not be keywords.</text:p>
      <text:p text:style-name="P1"/>
      <text:p text:style-name="P1">Note: Identiﬁers are case-sensitive.</text:p>
      <text:p text:style-name="P1"/>
      <text:p text:style-name="P1">○ <text:s text:c="6"/>To obtain help for testing if a word is a keyword:</text:p>
      <text:p text:style-name="P1"/>
      <text:p text:style-name="P1">&gt;&gt;&gt; import keyword</text:p>
      <text:p text:style-name="P1"/>
      <text:p text:style-name="P1">&gt;&gt;&gt; dir(keyword)</text:p>
      <text:p text:style-name="P1"/>
      <text:p text:style-name="P1"><text:s/></text:p>
      <text:p text:style-name="P1"/>
      <text:p text:style-name="P1">You might ﬁnd something that is handy for this exercise.</text:p>
      <text:p text:style-name="P1"/>
      <text:p text:style-name="P1"><text:s/></text:p>
      <text:p text:style-name="P1"/>
      <text:p text:style-name="P1">Write a new module with a new function, <text:s/>IsValidIdentifier ( ) that receives a string and returns a tuple (True or False, reason string). The tuple is: (True, "Valid!") if the string is a valid python identiﬁer. (False, reason) if it is invalid, where reason is one of the following:</text:p>
      <text:p text:style-name="P1"/>
      <text:p text:style-name="P1"><text:s/></text:p>
      <text:p text:style-name="P1"/>
      <text:p text:style-name="P1">"Invalid: first symbol must be alphabetic or underscore."</text:p>
      <text:p text:style-name="P1"/>
      <text:p text:style-name="P1"><text:s/></text:p>
      <text:p text:style-name="P1"/>
      <text:p text:style-name="P1">"Invalid: ’?’ is not allowed." (where ’?’ is the disallowed character)</text:p>
      <text:p text:style-name="P1"/>
      <text:p text:style-name="P1"><text:s/></text:p>
      <text:p text:style-name="P1"/>
      <text:p text:style-name="P1">"Invalid: this is a keyword!"</text:p>
      <text:p text:style-name="P1"/>
      <text:p text:style-name="P1"><text:s/></text:p>
      <text:p text:style-name="P1"><text:soft-page-break/></text:p>
      <text:p text:style-name="P1">Arrange the code in your module so that it tests:</text:p>
      <text:p text:style-name="P1"/>
      <text:p text:style-name="P1"/>
      <text:p text:style-name="P1">DATA = (’x’, ’_x’, ’2x’, ’x,y ’, ’yield’, ’is_this_good’)</text:p>
      <text:p text:style-name="P1"/>
      <text:p text:style-name="P1"/>
      <text:p text:style-name="P1">The output should be: (this online system added the table, this is not expected. <text:s/>But it is nice if your results are in nice columns.)</text:p>
      <text:p text:style-name="P1"/>
      <text:p text:style-name="P1"><text:s/></text:p>
      <text:p text:style-name="P1"/>
      <text:p text:style-name="P1">$ hw07_1.py</text:p>
      <text:p text:style-name="P1"/>
      <text:p text:style-name="P1"><text:s/></text:p>
      <text:p text:style-name="P1"/>
      <text:p text:style-name="P1">x</text:p>
      <text:p text:style-name="P1"/>
      <text:p text:style-name="P1">-&gt;</text:p>
      <text:p text:style-name="P1"/>
      <text:p text:style-name="P1">Valid!</text:p>
      <text:p text:style-name="P1"/>
      <text:p text:style-name="P1">_x</text:p>
      <text:p text:style-name="P1"/>
      <text:p text:style-name="P1">-&gt;</text:p>
      <text:p text:style-name="P1"/>
      <text:p text:style-name="P1">Valid!</text:p>
      <text:p text:style-name="P1"/>
      <text:p text:style-name="P1">2x</text:p>
      <text:p text:style-name="P1"/>
      <text:p text:style-name="P1">-&gt;</text:p>
      <text:p text:style-name="P1"/>
      <text:p text:style-name="P1">Invalid: first symbol must be alphabetic or underscore</text:p>
      <text:p text:style-name="P1"/>
      <text:p text:style-name="P1">x,y</text:p>
      <text:p text:style-name="P1"/>
      <text:p text:style-name="P1">-&gt;</text:p>
      <text:p text:style-name="P1"/>
      <text:p text:style-name="P1">Invalid: ’,’ is not allowed.</text:p>
      <text:p text:style-name="P1"/>
      <text:p text:style-name="P1">yield</text:p>
      <text:p text:style-name="P1"/>
      <text:p text:style-name="P1">-&gt;</text:p>
      <text:p text:style-name="P1"/>
      <text:p text:style-name="P1">Invalid: this is a keyword!</text:p>
      <text:p text:style-name="P1"/>
      <text:p text:style-name="P1">is_this_good</text:p>
      <text:p text:style-name="P1"/>
      <text:p text:style-name="P1">-&gt;</text:p>
      <text:p text:style-name="P1"><text:soft-page-break/></text:p>
      <text:p text:style-name="P1">Valid! $</text:p>
      <text:p text:style-name="P1"/>
      <text:p text:style-name="P1"><text:s/></text:p>
      <text:p text:style-name="P1"/>
      <text:p text:style-name="P1">Import the previous solution into the interpreter, and run help on it. <text:s/>Show me the output and be sure that the output is helpful documentation about the module and your function.</text:p>
      <text:p text:style-name="P1"><text:s/></text:p>
      <text:p text:style-name="P1"/>
      <text:p text:style-name="P1">import <text:s/>hw07_1</text:p>
      <text:p text:style-name="P1"/>
      <text:p text:style-name="P1">help( hw07_1) </text:p>
      <text:p text:style-name="P1"><text:s/></text:p>
      <text:p text:style-name="P1"/>
      <text:p text:style-name="P1">Write a new program. In this new program, import hw07_1 and use hw07_1.IsValidIdentifier() to test identifies that you collect from the user using raw_input</text:p>
      <text:p text:style-name="P1"><text:s/></text:p>
      <text:p text:style-name="P1"/>
      <text:p text:style-name="P1">Common mistakes are: <text:s text:c="3"/></text:p>
      <text:p text:style-name="P1"/>
      <text:p text:style-name="P1">style guide violation: if it's too hard for me to read, I'll give it right back, and not critique further. </text:p>
      <text:p text:style-name="P1">not finding and using something in the keyword module</text:p>
      <text:p text:style-name="P1">extra function(s) defined for no reason, detracting from readability</text:p>
      <text:p text:style-name="P1">using while or otherwise not looping correctly through the <text:s/>characters in the word you are testing.</text:p>
      <text:p text:style-name="P1">using the string module, or writing your own function instead of <text:s/>finding an appropriate function in the str itself</text:p>
      <text:p text:style-name="P1">using str.lower(word) instead of word.lower() <text:s/>extra parens, not helping readability</text:p>
      <text:p text:style-name="P1">extra stuff that confuses the reader</text:p>
      <text:p text:style-name="P1">extra complicated</text:p>
      <text:p text:style-name="P1">keeping global data</text:p>
      <text:p text:style-name="P1">logic error</text:p>
      <text:p text:style-name="P1">making a list of your word</text:p>
      <text:p text:style-name="P1">using else and indentation after a return or break</text:p>
      <text:p text:style-name="P1">forgetting () on a function call</text:p>
      <text:p text:style-name="P1">no help output on your module</text:p>
      <text:p text:style-name="P1">your help is not good documentation - also document your function.</text:p>
      <text:p text:style-name="P1">not showing your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04:08:35.631102933</meta:creation-date>
    <dc:date>2016-08-08T21:40:20.502603440</dc:date>
    <meta:editing-duration>PT38M3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3" meta:paragraph-count="73" meta:word-count="454" meta:character-count="2710" meta:non-whitespace-character-count="2265"/>
  </office:meta>
</office:document-meta>
</file>